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language="en" fo:country="US"/>
    </style:style>
    <style:style style:name="T6" style:parent-style-name="Hyperlink" style:family="text">
      <style:text-properties fo:language="en" fo:country="US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0" style:parent-style-name="DefaultParagraphFont" style:family="text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ListParagraph" style:list-style-name="LFO1" style:family="paragraph">
      <style:text-properties fo:language="en" fo:country="US"/>
    </style:style>
    <style:style style:name="P15" style:parent-style-name="ListParagraph" style:list-style-name="LFO1" style:family="paragraph">
      <style:text-properties fo:language="fr" fo:country="BE"/>
    </style:style>
    <style:style style:name="P16" style:parent-style-name="ListParagraph" style:list-style-name="LFO1" style:family="paragraph">
      <style:text-properties fo:language="en" fo:country="US"/>
    </style:style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>
      <style:text-properties fo:language="en" fo:country="US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language="en" fo:country="US"/>
    </style:style>
    <style:style style:name="P22" style:parent-style-name="ListParagraph" style:list-style-name="LFO1" style:family="paragraph">
      <style:text-properties fo:language="en" fo:country="US"/>
    </style:style>
    <style:style style:name="P23" style:parent-style-name="ListParagraph" style:list-style-name="LFO1" style:family="paragraph">
      <style:text-properties fo:language="en" fo:country="US"/>
    </style:style>
    <style:style style:name="P24" style:parent-style-name="ListParagraph" style:list-style-name="LFO1" style:family="paragraph">
      <style:text-properties fo:language="en" fo:country="US"/>
    </style:style>
  </office:automatic-styles>
  <office:body>
    <office:text text:use-soft-page-breaks="true">
      <text:p text:style-name="P1">Pipeline<text:s/>Data processing</text:p>
      <text:list text:style-name="LFO1" text:continue-numbering="true">
        <text:list-item>
          <text:p text:style-name="P2">Dataset<text:s/>gathering</text:p>
          <text:list text:continue-numbering="true">
            <text:list-item>
              <text:p text:style-name="P3">Tweets containing the word Bitcoin 2017-2019</text:p>
            </text:list-item>
            <text:list-item>
              <text:p text:style-name="P4"><text:span text:style-name="T5">url:<text:s/></text:span><text:a xlink:href="https://www.kaggle.com/franciscoarchilla/tweets-containing-the-word-bitcoin-20172019" office:target-frame-name="_top" xlink:show="replace"><text:span text:style-name="T6">https://www.kaggle.com/franciscoarchilla/tweets-containing-the-word-bitcoin-20172019</text:span></text:a></text:p>
            </text:list-item>
            <text:list-item>
              <text:p text:style-name="P7"><text:span text:style-name="T8">cut to 8 Mart 2018<text:s/></text:span><text:span text:style-name="T9"></text:span><text:span text:style-name="T10"><text:s/>4 November 2018</text:span></text:p>
            </text:list-item>
            <text:list-item>
              <text:p text:style-name="P11">every month contains 700K to 1Million tweets</text:p>
            </text:list-item>
            <text:list-item>
              <text:p text:style-name="P12">all the gaps that occurred in the dataset have been filled and checked if they were correct</text:p>
            </text:list-item>
          </text:list>
        </text:list-item>
        <text:list-item>
          <text:p text:style-name="P13">Language Labeling</text:p>
          <text:list text:continue-numbering="true">
            <text:list-item>
              <text:p text:style-name="P14">All tweets languages are labeled using the library<text:s/>whatthelang</text:p>
              <text:list text:continue-numbering="true">
                <text:list-item>
                  <text:p text:style-name="P15">Source https://github.com/indix/whatthelang</text:p>
                </text:list-item>
              </text:list>
            </text:list-item>
            <text:list-item>
              <text:p text:style-name="P16">Papers that use<text:s/>English<text:s/>tweets :</text:p>
              <text:list text:continue-numbering="true">
                <text:list-item>
                  <text:p text:style-name="P17">CNN-based multivariate data analysis for bitcoin trend prediction</text:p>
                </text:list-item>
                <text:list-item>
                  <text:p text:style-name="P18">Short-Term Bitcoin Price Fluctuation Prediction Using Social Media and Web Search Data</text:p>
                </text:list-item>
              </text:list>
            </text:list-item>
            <text:list-item>
              <text:p text:style-name="P19">Vader sentiment analyzer and BERTtweet is learned by using the English language -&gt; we use English only text</text:p>
              <text:list text:continue-numbering="true">
                <text:list-item>
                  <text:p text:style-name="P20"><text:span text:style-name="T21">Paper:<text:s/></text:span>VADER: A Parsimonious Rule-based Model for Sentiment Analysis of Social Media Text</text:p>
                </text:list-item>
                <text:list-item>
                  <text:p text:style-name="P22">BERTweet: A pre-trained language model for English Tweets</text:p>
                </text:list-item>
              </text:list>
            </text:list-item>
            <text:list-item>
              <text:p text:style-name="P23">Optional: do a language analysis of the tweets you collected</text:p>
            </text:list-item>
          </text:list>
        </text:list-item>
        <text:list-item>
          <text:p text:style-name="P24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ytug Altin</meta:initial-creator>
    <dc:creator>Aytug Altin</dc:creator>
    <meta:creation-date>2021-10-06T10:16:00Z</meta:creation-date>
    <dc:date>2021-10-06T10:40:00Z</dc:date>
    <meta:template xlink:href="Normal.dotm" xlink:type="simple"/>
    <meta:editing-cycles>1</meta:editing-cycles>
    <meta:editing-duration>PT1440S</meta:editing-duration>
    <meta:document-statistic meta:page-count="1" meta:paragraph-count="2" meta:word-count="161" meta:character-count="1080" meta:row-count="7" meta:non-whitespace-character-count="921"/>
  </office:meta>
</office:document-meta>
</file>